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draw:marker-end="Arrow" draw:marker-end-width="0.051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4cm" fo:min-width="0cm" fo:padding-top="0cm" fo:padding-bottom="0cm" fo:padding-left="0cm" fo:padding-right="0cm"/>
    </style:style>
    <style:style style:name="P1" style:family="paragraph">
      <style:paragraph-properties fo:text-align="center"/>
      <style:text-properties fo:font-size="4pt" style:font-size-asian="4pt" style:font-size-complex="4pt"/>
    </style:style>
    <style:style style:name="P2" style:family="paragraph">
      <style:paragraph-properties fo:text-align="center"/>
      <style:text-properties style:text-position="super 58%" fo:font-size="4pt" style:font-size-asian="4pt" style:font-weight-asian="normal" style:font-size-complex="4pt"/>
    </style:style>
    <style:style style:name="T1" style:family="text">
      <style:text-properties style:text-position="super 58%" fo:font-size="4pt" style:font-size-asian="4pt" style:font-weight-asian="normal" style:font-size-complex="4pt"/>
    </style:style>
    <style:style style:name="T2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0.137cm" svg:y1="0.464cm" svg:x2="2.169cm" svg:y2="0.464cm">
          <text:p text:style-name="P1"><text:span text:style-name="T1">Thread 1</text:span></text:p>
        </draw:line>
        <draw:frame draw:style-name="gr2" draw:layer="layout" svg:width="1.314cm" svg:height="0.244cm" draw:transform="rotate (1.5707963267949) translate (2.169cm 1.651cm)">
          <draw:text-box>
            <text:p><text:span text:style-name="T2">__syncthreads();</text:span></text:p>
          </draw:text-box>
        </draw:frame>
        <draw:line draw:style-name="gr1" draw:text-style-name="P2" draw:layer="layout" svg:x1="0.137cm" svg:y1="0.652cm" svg:x2="2.169cm" svg:y2="0.652cm">
          <text:p text:style-name="P1"><text:span text:style-name="T1">Thread 2</text:span></text:p>
        </draw:line>
        <draw:line draw:style-name="gr1" draw:text-style-name="P2" draw:layer="layout" svg:x1="0.137cm" svg:y1="0.84cm" svg:x2="2.169cm" svg:y2="0.84cm">
          <text:p text:style-name="P1"><text:span text:style-name="T1">Thread 3</text:span></text:p>
        </draw:line>
        <draw:line draw:style-name="gr1" draw:text-style-name="P2" draw:layer="layout" svg:x1="0.137cm" svg:y1="1.04cm" svg:x2="1.661cm" svg:y2="1.04cm">
          <text:p text:style-name="P1"><text:span text:style-name="T1">Thread 4</text:span></text:p>
        </draw:line>
        <draw:line draw:style-name="gr1" draw:text-style-name="P2" draw:layer="layout" svg:x1="0.137cm" svg:y1="1.24cm" svg:x2="1.661cm" svg:y2="1.24cm">
          <text:p text:style-name="P1"><text:span text:style-name="T1">Thread 5</text:span></text:p>
        </draw:line>
        <draw:line draw:style-name="gr1" draw:text-style-name="P2" draw:layer="layout" svg:x1="0.137cm" svg:y1="1.44cm" svg:x2="1.28cm" svg:y2="1.44cm">
          <text:p text:style-name="P1"><text:span text:style-name="T1">Thread 6</text:span></text:p>
        </draw:line>
        <draw:line draw:style-name="gr1" draw:text-style-name="P2" draw:layer="layout" svg:x1="0.137cm" svg:y1="1.64cm" svg:x2="0.899cm" svg:y2="1.64cm">
          <text:p text:style-name="P1"><text:span text:style-name="T1">Thread 7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2.54cm" fo:page-height="1.9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9-21T15:38:25.066772000</dc:date>
    <meta:editing-duration>PT18M16S</meta:editing-duration>
    <meta:editing-cycles>13</meta:editing-cycles>
    <meta:generator>LibreOffice/4.2.5.2$MacOSX_x86 LibreOffice_project/61cb170a04bb1f12e77c884eab9192be736ec5f5</meta:generator>
    <meta:document-statistic meta:object-count="8"/>
  </office:meta>
</office:document-meta>
</file>